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8in"/>
    </style:style>
    <style:style style:name="co3" style:family="table-column">
      <style:table-column-properties fo:break-before="auto" style:column-width="0.6728in"/>
    </style:style>
    <style:style style:name="co4" style:family="table-column">
      <style:table-column-properties fo:break-before="auto" style:column-width="0.6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ffffff"/>
    </style:style>
    <style:style style:name="gr1" style:family="graphic">
      <style:graphic-properties draw:stroke="none" svg:stroke-color="#000000" draw:fill="none" draw:fill-color="#ffffff" fo:min-height="0.3083in"/>
      <style:text-properties fo:font-size="10pt" fo:font-weight="normal" style:font-size-asian="10pt" style:font-weight-asian="normal" style:font-size-complex="10pt" style:font-weight-complex="normal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ata S2" table:style-name="ta1">
        <table:shapes>
          <draw:frame draw:z-index="0" draw:name="Marco de texto 1" draw:style-name="gr1" draw:text-style-name="P1" svg:width="6.261in" svg:height="0.3083in" svg:x="0.0886in" svg:y="0.0591in">
            <draw:text-box>
              <text:p><text:span text:style-name="T1">Datos S2. </text:span><text:span text:style-name="T2">Valores de conservación evolutiva de los residuos de </text:span><text:span text:style-name="T3">KCNQ2</text:span><text:span text:style-name="T2"> (Uniprot ID: O43526) entre especies.</text:span></text:p>
            </draw:text-box>
          </draw:fram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1" table:default-cell-style-name="Default"/>
        <table:table-row table:style-name="ro1" table:number-rows-repeated="2">
          <table:table-cell table:style-name="ce1" table:number-columns-repeated="6"/>
          <table:table-cell table:style-name="ce9"/>
        </table:table-row>
        <table:table-row table:style-name="ro1">
          <table:table-cell table:style-name="ce2" office:value-type="string" calcext:value-type="string">
            <text:p>Residuo</text:p>
          </table:table-cell>
          <table:table-cell table:style-name="ce2" office:value-type="string" calcext:value-type="string">
            <text:p>Posición</text:p>
          </table:table-cell>
          <table:table-cell table:style-name="ce2" office:value-type="string" calcext:value-type="string">
            <text:p>Valor de conservación</text:p>
          </table:table-cell>
          <table:table-cell table:style-name="ce2" office:value-type="string" calcext:value-type="string">
            <text:p>Residuo</text:p>
          </table:table-cell>
          <table:table-cell table:style-name="ce2" office:value-type="string" calcext:value-type="string">
            <text:p>Posición</text:p>
          </table:table-cell>
          <table:table-cell table:style-name="ce2" office:value-type="string" calcext:value-type="string">
            <text:p>Valor de conservación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197" calcext:value-type="float">
            <text:p>0.6197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0.79104" calcext:value-type="float">
            <text:p>0.7910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5838" calcext:value-type="float">
            <text:p>0.65838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0.81378" calcext:value-type="float">
            <text:p>0.8137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1927" calcext:value-type="float">
            <text:p>0.71927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0.79428" calcext:value-type="float">
            <text:p>0.7942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74279" calcext:value-type="float">
            <text:p>0.74279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0.82063" calcext:value-type="float">
            <text:p>0.8206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3004" calcext:value-type="float">
            <text:p>0.7300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0.77796" calcext:value-type="float">
            <text:p>0.7779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4378" calcext:value-type="float">
            <text:p>0.7437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0.83206" calcext:value-type="float">
            <text:p>0.8320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68946" calcext:value-type="float">
            <text:p>0.6894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0.81933" calcext:value-type="float">
            <text:p>0.8193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64081" calcext:value-type="float">
            <text:p>0.6408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0.84624" calcext:value-type="float">
            <text:p>0.8462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9054" calcext:value-type="float">
            <text:p>0.5905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0.84304" calcext:value-type="float">
            <text:p>0.8430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4742" calcext:value-type="float">
            <text:p>0.5474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0.82763" calcext:value-type="float">
            <text:p>0.8276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60965" calcext:value-type="float">
            <text:p>0.6096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0.82243" calcext:value-type="float">
            <text:p>0.8224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69383" calcext:value-type="float">
            <text:p>0.6938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0.79558" calcext:value-type="float">
            <text:p>0.7955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67435" calcext:value-type="float">
            <text:p>0.67435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0.70198" calcext:value-type="float">
            <text:p>0.7019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8418" calcext:value-type="float">
            <text:p>0.68418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.66265" calcext:value-type="float">
            <text:p>0.6626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55969" calcext:value-type="float">
            <text:p>0.5596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0.67856" calcext:value-type="float">
            <text:p>0.6785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0648" calcext:value-type="float">
            <text:p>0.50648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0.67806" calcext:value-type="float">
            <text:p>0.6780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2534" calcext:value-type="float">
            <text:p>0.5253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0.7647" calcext:value-type="float">
            <text:p>0.764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50083" calcext:value-type="float">
            <text:p>0.5008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0.7459" calcext:value-type="float">
            <text:p>0.745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4924" calcext:value-type="float">
            <text:p>0.492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0.80623" calcext:value-type="float">
            <text:p>0.8062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731" calcext:value-type="float">
            <text:p>0.473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0.76045" calcext:value-type="float">
            <text:p>0.7604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2854" calcext:value-type="float">
            <text:p>0.5285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0.80282" calcext:value-type="float">
            <text:p>0.8028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1094" calcext:value-type="float">
            <text:p>0.5109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0.75991" calcext:value-type="float">
            <text:p>0.7599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8799" calcext:value-type="float">
            <text:p>0.58799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0.70307" calcext:value-type="float">
            <text:p>0.7030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6675" calcext:value-type="float">
            <text:p>0.6675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0.51958" calcext:value-type="float">
            <text:p>0.5195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63548" calcext:value-type="float">
            <text:p>0.63548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0.5132" calcext:value-type="float">
            <text:p>0.513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64271" calcext:value-type="float">
            <text:p>0.64271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0.55339" calcext:value-type="float">
            <text:p>0.5533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0767" calcext:value-type="float">
            <text:p>0.70767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0.63261" calcext:value-type="float">
            <text:p>0.6326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67126" calcext:value-type="float">
            <text:p>0.6712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0.74819" calcext:value-type="float">
            <text:p>0.7481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6312" calcext:value-type="float">
            <text:p>0.6312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0.79294" calcext:value-type="float">
            <text:p>0.7929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536" calcext:value-type="float">
            <text:p>0.653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0.81409" calcext:value-type="float">
            <text:p>0.8140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65431" calcext:value-type="float">
            <text:p>0.6543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0.84498" calcext:value-type="float">
            <text:p>0.8449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3033" calcext:value-type="float">
            <text:p>0.6303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0.82421" calcext:value-type="float">
            <text:p>0.8242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59923" calcext:value-type="float">
            <text:p>0.59923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0.7926" calcext:value-type="float">
            <text:p>0.792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5435" calcext:value-type="float">
            <text:p>0.543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0.78636" calcext:value-type="float">
            <text:p>0.7863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52223" calcext:value-type="float">
            <text:p>0.52223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0.77468" calcext:value-type="float">
            <text:p>0.7746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6177" calcext:value-type="float">
            <text:p>0.661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0.77842" calcext:value-type="float">
            <text:p>0.7784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69874" calcext:value-type="float">
            <text:p>0.6987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0.71105" calcext:value-type="float">
            <text:p>0.7110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73496" calcext:value-type="float">
            <text:p>0.7349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0.78308" calcext:value-type="float">
            <text:p>0.7830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71499" calcext:value-type="float">
            <text:p>0.7149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0.76771" calcext:value-type="float">
            <text:p>0.7677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0248" calcext:value-type="float">
            <text:p>0.70248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0.81098" calcext:value-type="float">
            <text:p>0.8109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69546" calcext:value-type="float">
            <text:p>0.69546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0.84046" calcext:value-type="float">
            <text:p>0.8404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70573" calcext:value-type="float">
            <text:p>0.7057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0.83284" calcext:value-type="float">
            <text:p>0.8328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65683" calcext:value-type="float">
            <text:p>0.6568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0.84257" calcext:value-type="float">
            <text:p>0.8425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66238" calcext:value-type="float">
            <text:p>0.66238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0.82904" calcext:value-type="float">
            <text:p>0.8290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6026" calcext:value-type="float">
            <text:p>0.56026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0.85236" calcext:value-type="float">
            <text:p>0.8523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52478" calcext:value-type="float">
            <text:p>0.52478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0.83295" calcext:value-type="float">
            <text:p>0.8329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42796" calcext:value-type="float">
            <text:p>0.4279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0.83999" calcext:value-type="float">
            <text:p>0.8399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1791" calcext:value-type="float">
            <text:p>0.41791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0.8386" calcext:value-type="float">
            <text:p>0.838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6875" calcext:value-type="float">
            <text:p>0.5687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0.8245" calcext:value-type="float">
            <text:p>0.824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62326" calcext:value-type="float">
            <text:p>0.62326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0.83764" calcext:value-type="float">
            <text:p>0.8376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65121" calcext:value-type="float">
            <text:p>0.6512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0.76978" calcext:value-type="float">
            <text:p>0.7697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69629" calcext:value-type="float">
            <text:p>0.69629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0.77072" calcext:value-type="float">
            <text:p>0.7707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6551" calcext:value-type="float">
            <text:p>0.655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0.78869" calcext:value-type="float">
            <text:p>0.7886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64843" calcext:value-type="float">
            <text:p>0.648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0.70855" calcext:value-type="float">
            <text:p>0.7085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63184" calcext:value-type="float">
            <text:p>0.63184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0.81382" calcext:value-type="float">
            <text:p>0.8138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65363" calcext:value-type="float">
            <text:p>0.65363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0.75318" calcext:value-type="float">
            <text:p>0.7531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70067" calcext:value-type="float">
            <text:p>0.70067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0.8222" calcext:value-type="float">
            <text:p>0.822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65339" calcext:value-type="float">
            <text:p>0.65339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0.85722" calcext:value-type="float">
            <text:p>0.8572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56349" calcext:value-type="float">
            <text:p>0.5634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0.79832" calcext:value-type="float">
            <text:p>0.7983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57381" calcext:value-type="float">
            <text:p>0.5738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0.83207" calcext:value-type="float">
            <text:p>0.8320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.50685" calcext:value-type="float">
            <text:p>0.5068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0.82022" calcext:value-type="float">
            <text:p>0.8202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.54134" calcext:value-type="float">
            <text:p>0.54134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0.70973" calcext:value-type="float">
            <text:p>0.7097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.53546" calcext:value-type="float">
            <text:p>0.53546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0.76549" calcext:value-type="float">
            <text:p>0.7654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49678" calcext:value-type="float">
            <text:p>0.4967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77879" calcext:value-type="float">
            <text:p>0.7787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.60756" calcext:value-type="float">
            <text:p>0.60756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0.7619" calcext:value-type="float">
            <text:p>0.761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.63722" calcext:value-type="float">
            <text:p>0.63722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0.80566" calcext:value-type="float">
            <text:p>0.8056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.68279" calcext:value-type="float">
            <text:p>0.68279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0.82992" calcext:value-type="float">
            <text:p>0.8299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.71356" calcext:value-type="float">
            <text:p>0.7135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0.84095" calcext:value-type="float">
            <text:p>0.8409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.70467" calcext:value-type="float">
            <text:p>0.70467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0.86274" calcext:value-type="float">
            <text:p>0.8627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72897" calcext:value-type="float">
            <text:p>0.72897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0.78213" calcext:value-type="float">
            <text:p>0.7821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0.72612" calcext:value-type="float">
            <text:p>0.7261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0.70751" calcext:value-type="float">
            <text:p>0.7075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.6961" calcext:value-type="float">
            <text:p>0.696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0.62932" calcext:value-type="float">
            <text:p>0.6293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.69416" calcext:value-type="float">
            <text:p>0.6941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0.59824" calcext:value-type="float">
            <text:p>0.5982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.72552" calcext:value-type="float">
            <text:p>0.72552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0.67193" calcext:value-type="float">
            <text:p>0.6719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.70251" calcext:value-type="float">
            <text:p>0.7025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0.74747" calcext:value-type="float">
            <text:p>0.7474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.67593" calcext:value-type="float">
            <text:p>0.6759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7822" calcext:value-type="float">
            <text:p>0.782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.69504" calcext:value-type="float">
            <text:p>0.6950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0.80217" calcext:value-type="float">
            <text:p>0.8021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.72178" calcext:value-type="float">
            <text:p>0.7217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0.76074" calcext:value-type="float">
            <text:p>0.7607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.7236" calcext:value-type="float">
            <text:p>0.723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0.7476" calcext:value-type="float">
            <text:p>0.747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.69293" calcext:value-type="float">
            <text:p>0.6929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0.75322" calcext:value-type="float">
            <text:p>0.7532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.61123" calcext:value-type="float">
            <text:p>0.61123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0.63781" calcext:value-type="float">
            <text:p>0.6378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.59896" calcext:value-type="float">
            <text:p>0.5989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0.59993" calcext:value-type="float">
            <text:p>0.5999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.43987" calcext:value-type="float">
            <text:p>0.43987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0.65224" calcext:value-type="float">
            <text:p>0.6522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.48211" calcext:value-type="float">
            <text:p>0.4821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.71512" calcext:value-type="float">
            <text:p>0.7151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.48271" calcext:value-type="float">
            <text:p>0.48271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0.71581" calcext:value-type="float">
            <text:p>0.7158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0.76492" calcext:value-type="float">
            <text:p>0.7649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0.63044" calcext:value-type="float">
            <text:p>0.63044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0.8459" calcext:value-type="float">
            <text:p>0.845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.74223" calcext:value-type="float">
            <text:p>0.74223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0.76275" calcext:value-type="float">
            <text:p>0.7627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0.72844" calcext:value-type="float">
            <text:p>0.72844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0.85568" calcext:value-type="float">
            <text:p>0.8556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71578" calcext:value-type="float">
            <text:p>0.7157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0.81577" calcext:value-type="float">
            <text:p>0.8157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.76343" calcext:value-type="float">
            <text:p>0.76343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0.81931" calcext:value-type="float">
            <text:p>0.8193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.71083" calcext:value-type="float">
            <text:p>0.71083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.77401" calcext:value-type="float">
            <text:p>0.7740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0.74692" calcext:value-type="float">
            <text:p>0.74692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0.73981" calcext:value-type="float">
            <text:p>0.7398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.71086" calcext:value-type="float">
            <text:p>0.7108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0.78351" calcext:value-type="float">
            <text:p>0.7835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.76732" calcext:value-type="float">
            <text:p>0.7673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0.81479" calcext:value-type="float">
            <text:p>0.8147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77205" calcext:value-type="float">
            <text:p>0.77205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0.78477" calcext:value-type="float">
            <text:p>0.7847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.73175" calcext:value-type="float">
            <text:p>0.73175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0.81818" calcext:value-type="float">
            <text:p>0.8181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0.79362" calcext:value-type="float">
            <text:p>0.7936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0.83474" calcext:value-type="float">
            <text:p>0.8347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0.74242" calcext:value-type="float">
            <text:p>0.7424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0.7776" calcext:value-type="float">
            <text:p>0.777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79735" calcext:value-type="float">
            <text:p>0.79735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0.75804" calcext:value-type="float">
            <text:p>0.7580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0.77863" calcext:value-type="float">
            <text:p>0.7786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0.80999" calcext:value-type="float">
            <text:p>0.8099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.76658" calcext:value-type="float">
            <text:p>0.76658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0.76296" calcext:value-type="float">
            <text:p>0.7629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.80002" calcext:value-type="float">
            <text:p>0.8000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0.774" calcext:value-type="float">
            <text:p>0.77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.80824" calcext:value-type="float">
            <text:p>0.80824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0.8095" calcext:value-type="float">
            <text:p>0.809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.81681" calcext:value-type="float">
            <text:p>0.8168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0.8255" calcext:value-type="float">
            <text:p>0.825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0.8511" calcext:value-type="float">
            <text:p>0.851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0.80048" calcext:value-type="float">
            <text:p>0.8004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0.7835" calcext:value-type="float">
            <text:p>0.7835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0.79354" calcext:value-type="float">
            <text:p>0.7935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.79292" calcext:value-type="float">
            <text:p>0.7929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0.86626" calcext:value-type="float">
            <text:p>0.8662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.77893" calcext:value-type="float">
            <text:p>0.77893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0.77938" calcext:value-type="float">
            <text:p>0.7793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.80437" calcext:value-type="float">
            <text:p>0.80437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0.86202" calcext:value-type="float">
            <text:p>0.8620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0.79193" calcext:value-type="float">
            <text:p>0.7919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0.84002" calcext:value-type="float">
            <text:p>0.8400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0.82657" calcext:value-type="float">
            <text:p>0.82657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0.83488" calcext:value-type="float">
            <text:p>0.8348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0.80996" calcext:value-type="float">
            <text:p>0.80996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0.78915" calcext:value-type="float">
            <text:p>0.7891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0.80304" calcext:value-type="float">
            <text:p>0.80304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0.81625" calcext:value-type="float">
            <text:p>0.8162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0.80977" calcext:value-type="float">
            <text:p>0.809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0.80222" calcext:value-type="float">
            <text:p>0.8022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.75526" calcext:value-type="float">
            <text:p>0.75526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0.82888" calcext:value-type="float">
            <text:p>0.8288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0.77053" calcext:value-type="float">
            <text:p>0.7705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0.84257" calcext:value-type="float">
            <text:p>0.8425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0.80443" calcext:value-type="float">
            <text:p>0.8044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0.84028" calcext:value-type="float">
            <text:p>0.8402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0.76221" calcext:value-type="float">
            <text:p>0.7622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0.85607" calcext:value-type="float">
            <text:p>0.8560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.72616" calcext:value-type="float">
            <text:p>0.72616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.83927" calcext:value-type="float">
            <text:p>0.8392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0.75475" calcext:value-type="float">
            <text:p>0.7547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0.83665" calcext:value-type="float">
            <text:p>0.8366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0.74631" calcext:value-type="float">
            <text:p>0.746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0.83903" calcext:value-type="float">
            <text:p>0.8390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0.72438" calcext:value-type="float">
            <text:p>0.72438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0.81458" calcext:value-type="float">
            <text:p>0.8145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0.70236" calcext:value-type="float">
            <text:p>0.70236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0.84883" calcext:value-type="float">
            <text:p>0.8488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0.72888" calcext:value-type="float">
            <text:p>0.72888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0.85411" calcext:value-type="float">
            <text:p>0.8541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.72318" calcext:value-type="float">
            <text:p>0.7231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0.86988" calcext:value-type="float">
            <text:p>0.8698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0.77728" calcext:value-type="float">
            <text:p>0.7772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0.85911" calcext:value-type="float">
            <text:p>0.8591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73963" calcext:value-type="float">
            <text:p>0.73963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0.83841" calcext:value-type="float">
            <text:p>0.8384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0.74417" calcext:value-type="float">
            <text:p>0.74417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0.88011" calcext:value-type="float">
            <text:p>0.8801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.80182" calcext:value-type="float">
            <text:p>0.8018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0.84738" calcext:value-type="float">
            <text:p>0.8473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0.77148" calcext:value-type="float">
            <text:p>0.77148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0.83374" calcext:value-type="float">
            <text:p>0.8337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0.77773" calcext:value-type="float">
            <text:p>0.77773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0.84894" calcext:value-type="float">
            <text:p>0.8489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.80987" calcext:value-type="float">
            <text:p>0.8098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0.84468" calcext:value-type="float">
            <text:p>0.8446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0.81786" calcext:value-type="float">
            <text:p>0.81786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0.86378" calcext:value-type="float">
            <text:p>0.8637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0.81173" calcext:value-type="float">
            <text:p>0.81173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0.86204" calcext:value-type="float">
            <text:p>0.8620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.816" calcext:value-type="float">
            <text:p>0.81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0.84569" calcext:value-type="float">
            <text:p>0.8456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0.84209" calcext:value-type="float">
            <text:p>0.8420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0.8247" calcext:value-type="float">
            <text:p>0.824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0.81408" calcext:value-type="float">
            <text:p>0.8140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0.81734" calcext:value-type="float">
            <text:p>0.8173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0.81812" calcext:value-type="float">
            <text:p>0.81812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0.87221" calcext:value-type="float">
            <text:p>0.8722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.82903" calcext:value-type="float">
            <text:p>0.8290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0.80738" calcext:value-type="float">
            <text:p>0.8073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0.85121" calcext:value-type="float">
            <text:p>0.8512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0.83355" calcext:value-type="float">
            <text:p>0.8335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0.79688" calcext:value-type="float">
            <text:p>0.79688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0.86693" calcext:value-type="float">
            <text:p>0.8669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.83165" calcext:value-type="float">
            <text:p>0.83165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0.79913" calcext:value-type="float">
            <text:p>0.7991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0.84035" calcext:value-type="float">
            <text:p>0.8403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0.78338" calcext:value-type="float">
            <text:p>0.7833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0.82283" calcext:value-type="float">
            <text:p>0.8228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0.8321" calcext:value-type="float">
            <text:p>0.832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0.87457" calcext:value-type="float">
            <text:p>0.87457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0.81029" calcext:value-type="float">
            <text:p>0.8102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.79082" calcext:value-type="float">
            <text:p>0.79082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0.82548" calcext:value-type="float">
            <text:p>0.8254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.82708" calcext:value-type="float">
            <text:p>0.82708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0.80103" calcext:value-type="float">
            <text:p>0.8010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0.83054" calcext:value-type="float">
            <text:p>0.8305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0.74974" calcext:value-type="float">
            <text:p>0.7497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87656" calcext:value-type="float">
            <text:p>0.87656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0.74901" calcext:value-type="float">
            <text:p>0.7490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0.89056" calcext:value-type="float">
            <text:p>0.8905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0.64406" calcext:value-type="float">
            <text:p>0.6440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0.89513" calcext:value-type="float">
            <text:p>0.8951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0.66296" calcext:value-type="float">
            <text:p>0.6629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0.70078" calcext:value-type="float">
            <text:p>0.7007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0.88678" calcext:value-type="float">
            <text:p>0.8867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0.78494" calcext:value-type="float">
            <text:p>0.7849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0.86497" calcext:value-type="float">
            <text:p>0.86497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0.85222" calcext:value-type="float">
            <text:p>0.8522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0.82749" calcext:value-type="float">
            <text:p>0.82749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0.82961" calcext:value-type="float">
            <text:p>0.8296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0.89334" calcext:value-type="float">
            <text:p>0.89334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0.82265" calcext:value-type="float">
            <text:p>0.8226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0.84422" calcext:value-type="float">
            <text:p>0.8442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0.79464" calcext:value-type="float">
            <text:p>0.7946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0.81661" calcext:value-type="float">
            <text:p>0.8166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0.79581" calcext:value-type="float">
            <text:p>0.7958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.84997" calcext:value-type="float">
            <text:p>0.84997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0.75567" calcext:value-type="float">
            <text:p>0.7556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0.80405" calcext:value-type="float">
            <text:p>0.8040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0.6758" calcext:value-type="float">
            <text:p>0.675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0.8331" calcext:value-type="float">
            <text:p>0.833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0.66703" calcext:value-type="float">
            <text:p>0.6670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0.84854" calcext:value-type="float">
            <text:p>0.84854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0.70066" calcext:value-type="float">
            <text:p>0.7006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0.82071" calcext:value-type="float">
            <text:p>0.82071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71874" calcext:value-type="float">
            <text:p>0.7187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0.85153" calcext:value-type="float">
            <text:p>0.8515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0.80121" calcext:value-type="float">
            <text:p>0.8012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.85337" calcext:value-type="float">
            <text:p>0.85337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0.78879" calcext:value-type="float">
            <text:p>0.7887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0.86041" calcext:value-type="float">
            <text:p>0.8604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0.80683" calcext:value-type="float">
            <text:p>0.8068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0.86208" calcext:value-type="float">
            <text:p>0.8620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0.80612" calcext:value-type="float">
            <text:p>0.8061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0.88252" calcext:value-type="float">
            <text:p>0.88252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0.63462" calcext:value-type="float">
            <text:p>0.6346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0.8316" calcext:value-type="float">
            <text:p>0.8316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0.77249" calcext:value-type="float">
            <text:p>0.7724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0.84385" calcext:value-type="float">
            <text:p>0.84385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0.69574" calcext:value-type="float">
            <text:p>0.6957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0.84773" calcext:value-type="float">
            <text:p>0.84773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0.66474" calcext:value-type="float">
            <text:p>0.6647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0.80309" calcext:value-type="float">
            <text:p>0.8030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0.70432" calcext:value-type="float">
            <text:p>0.7043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0.85607" calcext:value-type="float">
            <text:p>0.8560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0.71386" calcext:value-type="float">
            <text:p>0.7138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.80831" calcext:value-type="float">
            <text:p>0.8083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0.65708" calcext:value-type="float">
            <text:p>0.6570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0.79154" calcext:value-type="float">
            <text:p>0.7915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0.77115" calcext:value-type="float">
            <text:p>0.7711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0.77401" calcext:value-type="float">
            <text:p>0.7740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0.71805" calcext:value-type="float">
            <text:p>0.7180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0.78984" calcext:value-type="float">
            <text:p>0.7898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0.77089" calcext:value-type="float">
            <text:p>0.7708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0.80554" calcext:value-type="float">
            <text:p>0.8055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0.7859" calcext:value-type="float">
            <text:p>0.785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.80296" calcext:value-type="float">
            <text:p>0.8029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0.82801" calcext:value-type="float">
            <text:p>0.8280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0.75635" calcext:value-type="float">
            <text:p>0.7563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0.84615" calcext:value-type="float">
            <text:p>0.8461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0.79708" calcext:value-type="float">
            <text:p>0.79708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0.84275" calcext:value-type="float">
            <text:p>0.8427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0.77764" calcext:value-type="float">
            <text:p>0.77764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0.88422" calcext:value-type="float">
            <text:p>0.8842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0.76103" calcext:value-type="float">
            <text:p>0.76103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.87769" calcext:value-type="float">
            <text:p>0.8776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0.79684" calcext:value-type="float">
            <text:p>0.79684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0.81022" calcext:value-type="float">
            <text:p>0.8102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0.7912" calcext:value-type="float">
            <text:p>0.7912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0.83746" calcext:value-type="float">
            <text:p>0.8374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.78411" calcext:value-type="float">
            <text:p>0.78411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0.7949" calcext:value-type="float">
            <text:p>0.794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0.75039" calcext:value-type="float">
            <text:p>0.7503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0.81077" calcext:value-type="float">
            <text:p>0.81077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0.8189" calcext:value-type="float">
            <text:p>0.818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0.84766" calcext:value-type="float">
            <text:p>0.8476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0.80865" calcext:value-type="float">
            <text:p>0.8086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0.82801" calcext:value-type="float">
            <text:p>0.8280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0.82266" calcext:value-type="float">
            <text:p>0.8226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84783" calcext:value-type="float">
            <text:p>0.84783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0.80592" calcext:value-type="float">
            <text:p>0.8059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0.81929" calcext:value-type="float">
            <text:p>0.81929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0.83384" calcext:value-type="float">
            <text:p>0.8338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0.82264" calcext:value-type="float">
            <text:p>0.82264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0.80001" calcext:value-type="float">
            <text:p>0.8000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0.82273" calcext:value-type="float">
            <text:p>0.8227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0.70846" calcext:value-type="float">
            <text:p>0.7084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0.8043" calcext:value-type="float">
            <text:p>0.804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0.76364" calcext:value-type="float">
            <text:p>0.7636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0.75503" calcext:value-type="float">
            <text:p>0.75503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0.77189" calcext:value-type="float">
            <text:p>0.7718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0.82569" calcext:value-type="float">
            <text:p>0.8256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0.73121" calcext:value-type="float">
            <text:p>0.7312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0.82131" calcext:value-type="float">
            <text:p>0.82131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0.71495" calcext:value-type="float">
            <text:p>0.7149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79274" calcext:value-type="float">
            <text:p>0.7927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0.74626" calcext:value-type="float">
            <text:p>0.7462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0.84353" calcext:value-type="float">
            <text:p>0.8435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0.70963" calcext:value-type="float">
            <text:p>0.7096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0.84811" calcext:value-type="float">
            <text:p>0.8481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0.73671" calcext:value-type="float">
            <text:p>0.7367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0.80278" calcext:value-type="float">
            <text:p>0.80278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0.74417" calcext:value-type="float">
            <text:p>0.7441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0.8594" calcext:value-type="float">
            <text:p>0.859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0.70391" calcext:value-type="float">
            <text:p>0.7039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0.83876" calcext:value-type="float">
            <text:p>0.8387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0.72659" calcext:value-type="float">
            <text:p>0.7265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0.81167" calcext:value-type="float">
            <text:p>0.81167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0.70343" calcext:value-type="float">
            <text:p>0.7034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0.85191" calcext:value-type="float">
            <text:p>0.85191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0.70858" calcext:value-type="float">
            <text:p>0.7085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0.88118" calcext:value-type="float">
            <text:p>0.8811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0.75633" calcext:value-type="float">
            <text:p>0.7563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0.84613" calcext:value-type="float">
            <text:p>0.84613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0.70608" calcext:value-type="float">
            <text:p>0.7060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.86252" calcext:value-type="float">
            <text:p>0.86252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0.76508" calcext:value-type="float">
            <text:p>0.7650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0.88965" calcext:value-type="float">
            <text:p>0.8896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0.7466" calcext:value-type="float">
            <text:p>0.746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0.85085" calcext:value-type="float">
            <text:p>0.85085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0.76628" calcext:value-type="float">
            <text:p>0.7662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0.84835" calcext:value-type="float">
            <text:p>0.84835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0.7198" calcext:value-type="float">
            <text:p>0.719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0.84763" calcext:value-type="float">
            <text:p>0.84763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.6797" calcext:value-type="float">
            <text:p>0.679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0.82331" calcext:value-type="float">
            <text:p>0.8233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0.71743" calcext:value-type="float">
            <text:p>0.7174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0.8226" calcext:value-type="float">
            <text:p>0.8226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0.69726" calcext:value-type="float">
            <text:p>0.6972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0.83901" calcext:value-type="float">
            <text:p>0.83901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0.62658" calcext:value-type="float">
            <text:p>0.6265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0.87503" calcext:value-type="float">
            <text:p>0.87503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0.71308" calcext:value-type="float">
            <text:p>0.7130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0.83142" calcext:value-type="float">
            <text:p>0.83142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0.71047" calcext:value-type="float">
            <text:p>0.7104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.80629" calcext:value-type="float">
            <text:p>0.80629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0.68449" calcext:value-type="float">
            <text:p>0.6844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0.80341" calcext:value-type="float">
            <text:p>0.8034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0.7178" calcext:value-type="float">
            <text:p>0.717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0.7988" calcext:value-type="float">
            <text:p>0.798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0.73906" calcext:value-type="float">
            <text:p>0.7390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0.82258" calcext:value-type="float">
            <text:p>0.82258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0.73216" calcext:value-type="float">
            <text:p>0.7321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0.81382" calcext:value-type="float">
            <text:p>0.8138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0.68716" calcext:value-type="float">
            <text:p>0.6871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0.82573" calcext:value-type="float">
            <text:p>0.82573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0.59854" calcext:value-type="float">
            <text:p>0.5985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0.86404" calcext:value-type="float">
            <text:p>0.8640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0.60503" calcext:value-type="float">
            <text:p>0.6050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0.82537" calcext:value-type="float">
            <text:p>0.8253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0.51886" calcext:value-type="float">
            <text:p>0.5188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0.87637" calcext:value-type="float">
            <text:p>0.87637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0.55157" calcext:value-type="float">
            <text:p>0.5515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0.84016" calcext:value-type="float">
            <text:p>0.8401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0.58567" calcext:value-type="float">
            <text:p>0.5856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0.82729" calcext:value-type="float">
            <text:p>0.82729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0.69463" calcext:value-type="float">
            <text:p>0.6946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0.82851" calcext:value-type="float">
            <text:p>0.8285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0.73156" calcext:value-type="float">
            <text:p>0.7315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0.79232" calcext:value-type="float">
            <text:p>0.7923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0.76551" calcext:value-type="float">
            <text:p>0.7655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0.77404" calcext:value-type="float">
            <text:p>0.7740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0.77228" calcext:value-type="float">
            <text:p>0.7722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0.83568" calcext:value-type="float">
            <text:p>0.8356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0.78021" calcext:value-type="float">
            <text:p>0.7802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0.81594" calcext:value-type="float">
            <text:p>0.8159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0.78082" calcext:value-type="float">
            <text:p>0.7808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0.87925" calcext:value-type="float">
            <text:p>0.879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0.73827" calcext:value-type="float">
            <text:p>0.7382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0.87002" calcext:value-type="float">
            <text:p>0.8700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0.73743" calcext:value-type="float">
            <text:p>0.7374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0.83796" calcext:value-type="float">
            <text:p>0.8379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0.65522" calcext:value-type="float">
            <text:p>0.6552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0.83092" calcext:value-type="float">
            <text:p>0.8309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0.64413" calcext:value-type="float">
            <text:p>0.6441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0.84961" calcext:value-type="float">
            <text:p>0.849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0.63492" calcext:value-type="float">
            <text:p>0.6349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0.80435" calcext:value-type="float">
            <text:p>0.80435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0.57415" calcext:value-type="float">
            <text:p>0.5741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0.86024" calcext:value-type="float">
            <text:p>0.8602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0.55321" calcext:value-type="float">
            <text:p>0.5532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0.80036" calcext:value-type="float">
            <text:p>0.80036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0.50938" calcext:value-type="float">
            <text:p>0.5093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0.82149" calcext:value-type="float">
            <text:p>0.82149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0.35257" calcext:value-type="float">
            <text:p>0.3525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0.80565" calcext:value-type="float">
            <text:p>0.8056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0.47152" calcext:value-type="float">
            <text:p>0.4715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0.80424" calcext:value-type="float">
            <text:p>0.80424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0.56888" calcext:value-type="float">
            <text:p>0.5688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0.82305" calcext:value-type="float">
            <text:p>0.82305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0.5784" calcext:value-type="float">
            <text:p>0.578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0.84188" calcext:value-type="float">
            <text:p>0.8418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0.60209" calcext:value-type="float">
            <text:p>0.6020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0.80184" calcext:value-type="float">
            <text:p>0.80184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0.6572" calcext:value-type="float">
            <text:p>0.657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81736" calcext:value-type="float">
            <text:p>0.81736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0.62997" calcext:value-type="float">
            <text:p>0.6299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0.85175" calcext:value-type="float">
            <text:p>0.85175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0.5912" calcext:value-type="float">
            <text:p>0.591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.79964" calcext:value-type="float">
            <text:p>0.79964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0.68721" calcext:value-type="float">
            <text:p>0.6872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.80417" calcext:value-type="float">
            <text:p>0.80417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0.60867" calcext:value-type="float">
            <text:p>0.6086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0.81514" calcext:value-type="float">
            <text:p>0.81514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.6236" calcext:value-type="float">
            <text:p>0.623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0.81637" calcext:value-type="float">
            <text:p>0.81637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0.68417" calcext:value-type="float">
            <text:p>0.6841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75477" calcext:value-type="float">
            <text:p>0.754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0.69459" calcext:value-type="float">
            <text:p>0.6945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0.77953" calcext:value-type="float">
            <text:p>0.779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0.59774" calcext:value-type="float">
            <text:p>0.5977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0.83332" calcext:value-type="float">
            <text:p>0.8333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0.69098" calcext:value-type="float">
            <text:p>0.6909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0.77117" calcext:value-type="float">
            <text:p>0.771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0.68403" calcext:value-type="float">
            <text:p>0.6840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0.81164" calcext:value-type="float">
            <text:p>0.81164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0.56848" calcext:value-type="float">
            <text:p>0.5684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0.84291" calcext:value-type="float">
            <text:p>0.8429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0.66882" calcext:value-type="float">
            <text:p>0.6688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0.76888" calcext:value-type="float">
            <text:p>0.76888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0.69566" calcext:value-type="float">
            <text:p>0.6956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0.83447" calcext:value-type="float">
            <text:p>0.83447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0.65899" calcext:value-type="float">
            <text:p>0.6589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0.85251" calcext:value-type="float">
            <text:p>0.8525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70111" calcext:value-type="float">
            <text:p>0.7011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0.80531" calcext:value-type="float">
            <text:p>0.8053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0.67598" calcext:value-type="float">
            <text:p>0.6759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0.84725" calcext:value-type="float">
            <text:p>0.847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0.63064" calcext:value-type="float">
            <text:p>0.6306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0.83389" calcext:value-type="float">
            <text:p>0.8338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0.65117" calcext:value-type="float">
            <text:p>0.6511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0.81455" calcext:value-type="float">
            <text:p>0.8145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0.63333" calcext:value-type="float">
            <text:p>0.6333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0.88507" calcext:value-type="float">
            <text:p>0.88507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0.53845" calcext:value-type="float">
            <text:p>0.5384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.87828" calcext:value-type="float">
            <text:p>0.87828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0.42804" calcext:value-type="float">
            <text:p>0.4280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0.81171" calcext:value-type="float">
            <text:p>0.8117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0.33483" calcext:value-type="float">
            <text:p>0.3348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0.80077" calcext:value-type="float">
            <text:p>0.80077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0.45186" calcext:value-type="float">
            <text:p>0.4518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.78549" calcext:value-type="float">
            <text:p>0.78549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0.47314" calcext:value-type="float">
            <text:p>0.4731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0.78146" calcext:value-type="float">
            <text:p>0.7814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0.50582" calcext:value-type="float">
            <text:p>0.5058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0.75447" calcext:value-type="float">
            <text:p>0.75447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0.56289" calcext:value-type="float">
            <text:p>0.5628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0.77933" calcext:value-type="float">
            <text:p>0.77933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0.71446" calcext:value-type="float">
            <text:p>0.7144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0.79332" calcext:value-type="float">
            <text:p>0.7933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0.71804" calcext:value-type="float">
            <text:p>0.7180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0.78844" calcext:value-type="float">
            <text:p>0.7884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0.73266" calcext:value-type="float">
            <text:p>0.7326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0.79177" calcext:value-type="float">
            <text:p>0.7917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0.75568" calcext:value-type="float">
            <text:p>0.7556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0.81632" calcext:value-type="float">
            <text:p>0.81632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0.74417" calcext:value-type="float">
            <text:p>0.7441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.76872" calcext:value-type="float">
            <text:p>0.7687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0.72578" calcext:value-type="float">
            <text:p>0.7257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0.79944" calcext:value-type="float">
            <text:p>0.79944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0.74612" calcext:value-type="float">
            <text:p>0.7461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0.78856" calcext:value-type="float">
            <text:p>0.78856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0.67592" calcext:value-type="float">
            <text:p>0.6759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0.77557" calcext:value-type="float">
            <text:p>0.77557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0.56963" calcext:value-type="float">
            <text:p>0.5696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0.8078" calcext:value-type="float">
            <text:p>0.8078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0.52495" calcext:value-type="float">
            <text:p>0.5249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0.76005" calcext:value-type="float">
            <text:p>0.760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0.30845" calcext:value-type="float">
            <text:p>0.3084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0.79635" calcext:value-type="float">
            <text:p>0.79635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0.42621" calcext:value-type="float">
            <text:p>0.4262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0.83935" calcext:value-type="float">
            <text:p>0.8393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0.43604" calcext:value-type="float">
            <text:p>0.4360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0.80378" calcext:value-type="float">
            <text:p>0.8037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0.54037" calcext:value-type="float">
            <text:p>0.5403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0.77211" calcext:value-type="float">
            <text:p>0.77211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0.5904" calcext:value-type="float">
            <text:p>0.590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0.79372" calcext:value-type="float">
            <text:p>0.7937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0.58205" calcext:value-type="float">
            <text:p>0.5820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0.75034" calcext:value-type="float">
            <text:p>0.7503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0.63708" calcext:value-type="float">
            <text:p>0.6370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0.74788" calcext:value-type="float">
            <text:p>0.7478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0.68395" calcext:value-type="float">
            <text:p>0.6839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0.76429" calcext:value-type="float">
            <text:p>0.76429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0.62876" calcext:value-type="float">
            <text:p>0.6287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0.76361" calcext:value-type="float">
            <text:p>0.763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0.72936" calcext:value-type="float">
            <text:p>0.7293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0.78176" calcext:value-type="float">
            <text:p>0.78176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0.72778" calcext:value-type="float">
            <text:p>0.7277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0.79581" calcext:value-type="float">
            <text:p>0.79581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0.65787" calcext:value-type="float">
            <text:p>0.6578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0.78553" calcext:value-type="float">
            <text:p>0.7855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0.66628" calcext:value-type="float">
            <text:p>0.6662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0.75815" calcext:value-type="float">
            <text:p>0.7581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0.67839" calcext:value-type="float">
            <text:p>0.6783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77863" calcext:value-type="float">
            <text:p>0.7786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0.61778" calcext:value-type="float">
            <text:p>0.6177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0.76378" calcext:value-type="float">
            <text:p>0.7637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0.60725" calcext:value-type="float">
            <text:p>0.6072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0.77402" calcext:value-type="float">
            <text:p>0.7740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0.66095" calcext:value-type="float">
            <text:p>0.6609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0.77749" calcext:value-type="float">
            <text:p>0.77749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0.65984" calcext:value-type="float">
            <text:p>0.6598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0.79736" calcext:value-type="float">
            <text:p>0.7973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0.66588" calcext:value-type="float">
            <text:p>0.6658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0.79759" calcext:value-type="float">
            <text:p>0.79759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0.7118" calcext:value-type="float">
            <text:p>0.711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0.75832" calcext:value-type="float">
            <text:p>0.75832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0.66137" calcext:value-type="float">
            <text:p>0.6613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0.75125" calcext:value-type="float">
            <text:p>0.7512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0.72372" calcext:value-type="float">
            <text:p>0.7237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0.7944" calcext:value-type="float">
            <text:p>0.794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0.76479" calcext:value-type="float">
            <text:p>0.7647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0.76203" calcext:value-type="float">
            <text:p>0.76203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0.73318" calcext:value-type="float">
            <text:p>0.7331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0.78401" calcext:value-type="float">
            <text:p>0.7840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.7491" calcext:value-type="float">
            <text:p>0.749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0.81146" calcext:value-type="float">
            <text:p>0.81146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0.67086" calcext:value-type="float">
            <text:p>0.6708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0.78539" calcext:value-type="float">
            <text:p>0.78539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0.7376" calcext:value-type="float">
            <text:p>0.737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0.80228" calcext:value-type="float">
            <text:p>0.8022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0.70835" calcext:value-type="float">
            <text:p>0.7083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0.82267" calcext:value-type="float">
            <text:p>0.82267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71329" calcext:value-type="float">
            <text:p>0.7132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.79829" calcext:value-type="float">
            <text:p>0.798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0.70899" calcext:value-type="float">
            <text:p>0.7089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0.83733" calcext:value-type="float">
            <text:p>0.8373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0.62458" calcext:value-type="float">
            <text:p>0.6245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0.80975" calcext:value-type="float">
            <text:p>0.8097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.6236" calcext:value-type="float">
            <text:p>0.623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0.80373" calcext:value-type="float">
            <text:p>0.80373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0.60727" calcext:value-type="float">
            <text:p>0.6072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0.8367" calcext:value-type="float">
            <text:p>0.8367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0.62417" calcext:value-type="float">
            <text:p>0.6241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0.82515" calcext:value-type="float">
            <text:p>0.82515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0.57099" calcext:value-type="float">
            <text:p>0.5709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0.8693" calcext:value-type="float">
            <text:p>0.869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0.61883" calcext:value-type="float">
            <text:p>0.6188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0.85252" calcext:value-type="float">
            <text:p>0.8525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0.60271" calcext:value-type="float">
            <text:p>0.6027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0.88018" calcext:value-type="float">
            <text:p>0.88018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0.59563" calcext:value-type="float">
            <text:p>0.5956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0.89251" calcext:value-type="float">
            <text:p>0.8925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0.66625" calcext:value-type="float">
            <text:p>0.6662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0.86843" calcext:value-type="float">
            <text:p>0.86843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0.5857" calcext:value-type="float">
            <text:p>0.585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0.88753" calcext:value-type="float">
            <text:p>0.8875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0.5846" calcext:value-type="float">
            <text:p>0.584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0.86197" calcext:value-type="float">
            <text:p>0.86197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0.53144" calcext:value-type="float">
            <text:p>0.5314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0.88636" calcext:value-type="float">
            <text:p>0.8863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0.57581" calcext:value-type="float">
            <text:p>0.5758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0.86687" calcext:value-type="float">
            <text:p>0.86687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0.50947" calcext:value-type="float">
            <text:p>0.5094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0.84997" calcext:value-type="float">
            <text:p>0.84997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0.4481" calcext:value-type="float">
            <text:p>0.448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0.85537" calcext:value-type="float">
            <text:p>0.85537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0.43576" calcext:value-type="float">
            <text:p>0.4357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0.85615" calcext:value-type="float">
            <text:p>0.85615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0.31124" calcext:value-type="float">
            <text:p>0.3112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0.85028" calcext:value-type="float">
            <text:p>0.8502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0.44719" calcext:value-type="float">
            <text:p>0.4471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0.85654" calcext:value-type="float">
            <text:p>0.8565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0.41838" calcext:value-type="float">
            <text:p>0.4183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0.85016" calcext:value-type="float">
            <text:p>0.85016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0.36963" calcext:value-type="float">
            <text:p>0.3696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0.81318" calcext:value-type="float">
            <text:p>0.81318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0.48446" calcext:value-type="float">
            <text:p>0.4844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0.81124" calcext:value-type="float">
            <text:p>0.81124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0.39527" calcext:value-type="float">
            <text:p>0.3952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0.80873" calcext:value-type="float">
            <text:p>0.80873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0.45784" calcext:value-type="float">
            <text:p>0.4578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0.78368" calcext:value-type="float">
            <text:p>0.7836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0.46464" calcext:value-type="float">
            <text:p>0.4646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0.80753" calcext:value-type="float">
            <text:p>0.80753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0.48966" calcext:value-type="float">
            <text:p>0.4896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0.84599" calcext:value-type="float">
            <text:p>0.84599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0.53256" calcext:value-type="float">
            <text:p>0.5325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0.75125" calcext:value-type="float">
            <text:p>0.7512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0.57115" calcext:value-type="float">
            <text:p>0.5711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0.81259" calcext:value-type="float">
            <text:p>0.81259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0.54675" calcext:value-type="float">
            <text:p>0.5467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0.87974" calcext:value-type="float">
            <text:p>0.87974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0.5608" calcext:value-type="float">
            <text:p>0.560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0.83277" calcext:value-type="float">
            <text:p>0.83277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0.57495" calcext:value-type="float">
            <text:p>0.5749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0.81752" calcext:value-type="float">
            <text:p>0.81752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.62359" calcext:value-type="float">
            <text:p>0.6235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0.87162" calcext:value-type="float">
            <text:p>0.8716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0.6177" calcext:value-type="float">
            <text:p>0.617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0.81789" calcext:value-type="float">
            <text:p>0.81789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0.68221" calcext:value-type="float">
            <text:p>0.6822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0.82835" calcext:value-type="float">
            <text:p>0.8283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0.71302" calcext:value-type="float">
            <text:p>0.7130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84759" calcext:value-type="float">
            <text:p>0.84759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0.69935" calcext:value-type="float">
            <text:p>0.6993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0.79809" calcext:value-type="float">
            <text:p>0.79809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0.71355" calcext:value-type="float">
            <text:p>0.7135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0.79218" calcext:value-type="float">
            <text:p>0.79218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0.72628" calcext:value-type="float">
            <text:p>0.7262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0.83002" calcext:value-type="float">
            <text:p>0.8300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0.72552" calcext:value-type="float">
            <text:p>0.7255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0.79713" calcext:value-type="float">
            <text:p>0.79713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0.736" calcext:value-type="float">
            <text:p>0.73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0.81798" calcext:value-type="float">
            <text:p>0.81798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0.73034" calcext:value-type="float">
            <text:p>0.7303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0.7934" calcext:value-type="float">
            <text:p>0.79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0.74211" calcext:value-type="float">
            <text:p>0.7421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0.76207" calcext:value-type="float">
            <text:p>0.76207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0.75895" calcext:value-type="float">
            <text:p>0.7589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0.82396" calcext:value-type="float">
            <text:p>0.8239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0.75029" calcext:value-type="float">
            <text:p>0.7502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0.83093" calcext:value-type="float">
            <text:p>0.8309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0.78207" calcext:value-type="float">
            <text:p>0.7820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0.88364" calcext:value-type="float">
            <text:p>0.8836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0.75249" calcext:value-type="float">
            <text:p>0.7524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0.82192" calcext:value-type="float">
            <text:p>0.8219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0.74811" calcext:value-type="float">
            <text:p>0.7481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0.87464" calcext:value-type="float">
            <text:p>0.8746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0.73425" calcext:value-type="float">
            <text:p>0.7342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0.87464" calcext:value-type="float">
            <text:p>0.8746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0.73364" calcext:value-type="float">
            <text:p>0.7336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0.83577" calcext:value-type="float">
            <text:p>0.83577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.74535" calcext:value-type="float">
            <text:p>0.7453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0.84564" calcext:value-type="float">
            <text:p>0.8456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0.76741" calcext:value-type="float">
            <text:p>0.7674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0.83517" calcext:value-type="float">
            <text:p>0.83517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0.76956" calcext:value-type="float">
            <text:p>0.7695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0.81897" calcext:value-type="float">
            <text:p>0.8189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0.78319" calcext:value-type="float">
            <text:p>0.7831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0.80378" calcext:value-type="float">
            <text:p>0.80378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0.78461" calcext:value-type="float">
            <text:p>0.7846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0.82805" calcext:value-type="float">
            <text:p>0.82805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0.7978" calcext:value-type="float">
            <text:p>0.797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0.82623" calcext:value-type="float">
            <text:p>0.8262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0.76669" calcext:value-type="float">
            <text:p>0.7666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0.81816" calcext:value-type="float">
            <text:p>0.81816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0.77024" calcext:value-type="float">
            <text:p>0.7702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0.77736" calcext:value-type="float">
            <text:p>0.7773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0.75023" calcext:value-type="float">
            <text:p>0.7502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0.59502" calcext:value-type="float">
            <text:p>0.59502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0.77169" calcext:value-type="float">
            <text:p>0.7716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0.54782" calcext:value-type="float">
            <text:p>0.547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0.75459" calcext:value-type="float">
            <text:p>0.7545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5238" calcext:value-type="float">
            <text:p>0.5238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0.70336" calcext:value-type="float">
            <text:p>0.7033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0.40535" calcext:value-type="float">
            <text:p>0.4053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0.72413" calcext:value-type="float">
            <text:p>0.7241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0.41262" calcext:value-type="float">
            <text:p>0.412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0.67918" calcext:value-type="float">
            <text:p>0.6791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.37023" calcext:value-type="float">
            <text:p>0.3702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0.65035" calcext:value-type="float">
            <text:p>0.6503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0.37022" calcext:value-type="float">
            <text:p>0.3702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0.67015" calcext:value-type="float">
            <text:p>0.6701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0.40128" calcext:value-type="float">
            <text:p>0.40128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0.57812" calcext:value-type="float">
            <text:p>0.5781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0.45914" calcext:value-type="float">
            <text:p>0.4591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0.6623" calcext:value-type="float">
            <text:p>0.662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0.54948" calcext:value-type="float">
            <text:p>0.54948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0.62224" calcext:value-type="float">
            <text:p>0.6222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0.68661" calcext:value-type="float">
            <text:p>0.6866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0.61281" calcext:value-type="float">
            <text:p>0.6128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73815" calcext:value-type="float">
            <text:p>0.73815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0.61274" calcext:value-type="float">
            <text:p>0.6127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0.79097" calcext:value-type="float">
            <text:p>0.79097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0.65718" calcext:value-type="float">
            <text:p>0.6571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0.84102" calcext:value-type="float">
            <text:p>0.84102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0.53493" calcext:value-type="float">
            <text:p>0.5349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0.85405" calcext:value-type="float">
            <text:p>0.85405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0.4734" calcext:value-type="float">
            <text:p>0.473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0.81305" calcext:value-type="float">
            <text:p>0.81305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0.39541" calcext:value-type="float">
            <text:p>0.3954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0.84928" calcext:value-type="float">
            <text:p>0.84928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0.52616" calcext:value-type="float">
            <text:p>0.5261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0.84681" calcext:value-type="float">
            <text:p>0.8468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0.58713" calcext:value-type="float">
            <text:p>0.5871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0.7887" calcext:value-type="float">
            <text:p>0.7887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0.68273" calcext:value-type="float">
            <text:p>0.6827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0.78575" calcext:value-type="float">
            <text:p>0.78575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0.67071" calcext:value-type="float">
            <text:p>0.6707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0.78719" calcext:value-type="float">
            <text:p>0.78719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0.72604" calcext:value-type="float">
            <text:p>0.7260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0.78346" calcext:value-type="float">
            <text:p>0.7834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0.71679" calcext:value-type="float">
            <text:p>0.7167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0.8228" calcext:value-type="float">
            <text:p>0.822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0.77135" calcext:value-type="float">
            <text:p>0.7713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.8255" calcext:value-type="float">
            <text:p>0.8255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0.79156" calcext:value-type="float">
            <text:p>0.7915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0.79944" calcext:value-type="float">
            <text:p>0.79944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0.7931" calcext:value-type="float">
            <text:p>0.793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0.83378" calcext:value-type="float">
            <text:p>0.83378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0.70398" calcext:value-type="float">
            <text:p>0.7039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0.80528" calcext:value-type="float">
            <text:p>0.80528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0.61937" calcext:value-type="float">
            <text:p>0.6193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82181" calcext:value-type="float">
            <text:p>0.82181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0.58794" calcext:value-type="float">
            <text:p>0.5879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0.81105" calcext:value-type="float">
            <text:p>0.81105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0.57744" calcext:value-type="float">
            <text:p>0.5774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0.79364" calcext:value-type="float">
            <text:p>0.7936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0.62442" calcext:value-type="float">
            <text:p>0.6244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0.79234" calcext:value-type="float">
            <text:p>0.7923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0.68507" calcext:value-type="float">
            <text:p>0.6850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0.74404" calcext:value-type="float">
            <text:p>0.7440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0.73743" calcext:value-type="float">
            <text:p>0.7374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0.81288" calcext:value-type="float">
            <text:p>0.81288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0.71555" calcext:value-type="float">
            <text:p>0.7155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0.78816" calcext:value-type="float">
            <text:p>0.78816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0.74628" calcext:value-type="float">
            <text:p>0.7462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0.68472" calcext:value-type="float">
            <text:p>0.68472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0.73611" calcext:value-type="float">
            <text:p>0.7361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0.66353" calcext:value-type="float">
            <text:p>0.6635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0.70781" calcext:value-type="float">
            <text:p>0.7078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0.60354" calcext:value-type="float">
            <text:p>0.60354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0.73366" calcext:value-type="float">
            <text:p>0.7336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0.6538" calcext:value-type="float">
            <text:p>0.65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0.76451" calcext:value-type="float">
            <text:p>0.7645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0.67547" calcext:value-type="float">
            <text:p>0.67547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0.68392" calcext:value-type="float">
            <text:p>0.6839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0.68641" calcext:value-type="float">
            <text:p>0.6864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0.76061" calcext:value-type="float">
            <text:p>0.7606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0.75001" calcext:value-type="float">
            <text:p>0.75001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0.71251" calcext:value-type="float">
            <text:p>0.7125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0.69041" calcext:value-type="float">
            <text:p>0.6904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0.67492" calcext:value-type="float">
            <text:p>0.6749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0.68824" calcext:value-type="float">
            <text:p>0.68824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0.67796" calcext:value-type="float">
            <text:p>0.6779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0.61419" calcext:value-type="float">
            <text:p>0.61419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0.59805" calcext:value-type="float">
            <text:p>0.5980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0.41752" calcext:value-type="float">
            <text:p>0.4175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0.52417" calcext:value-type="float">
            <text:p>0.5241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0.37653" calcext:value-type="float">
            <text:p>0.3765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0.47339" calcext:value-type="float">
            <text:p>0.4733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0.33857" calcext:value-type="float">
            <text:p>0.3385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0.51862" calcext:value-type="float">
            <text:p>0.5186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0.31154" calcext:value-type="float">
            <text:p>0.3115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0.53656" calcext:value-type="float">
            <text:p>0.5365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0.33261" calcext:value-type="float">
            <text:p>0.33261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0.61094" calcext:value-type="float">
            <text:p>0.61094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0.23592" calcext:value-type="float">
            <text:p>0.2359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0.63367" calcext:value-type="float">
            <text:p>0.6336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0.23244" calcext:value-type="float">
            <text:p>0.23244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0.62538" calcext:value-type="float">
            <text:p>0.6253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0.27089" calcext:value-type="float">
            <text:p>0.27089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0.6222" calcext:value-type="float">
            <text:p>0.622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0.31812" calcext:value-type="float">
            <text:p>0.3181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0.61726" calcext:value-type="float">
            <text:p>0.61726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0.39539" calcext:value-type="float">
            <text:p>0.39539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0.62613" calcext:value-type="float">
            <text:p>0.62613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.37752" calcext:value-type="float">
            <text:p>0.3775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0.6015" calcext:value-type="float">
            <text:p>0.601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40771" calcext:value-type="float">
            <text:p>0.4077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0.66308" calcext:value-type="float">
            <text:p>0.66308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0.40906" calcext:value-type="float">
            <text:p>0.40906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0.59772" calcext:value-type="float">
            <text:p>0.5977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0.37813" calcext:value-type="float">
            <text:p>0.37813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0.63029" calcext:value-type="float">
            <text:p>0.63029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0.3812" calcext:value-type="float">
            <text:p>0.3812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0.77927" calcext:value-type="float">
            <text:p>0.77927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0.41429" calcext:value-type="float">
            <text:p>0.41429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0.5961" calcext:value-type="float">
            <text:p>0.5961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0.45711" calcext:value-type="float">
            <text:p>0.45711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0.64025" calcext:value-type="float">
            <text:p>0.64025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0.53396" calcext:value-type="float">
            <text:p>0.53396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0.63782" calcext:value-type="float">
            <text:p>0.6378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0.75031" calcext:value-type="float">
            <text:p>0.75031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0.53425" calcext:value-type="float">
            <text:p>0.53425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.76496" calcext:value-type="float">
            <text:p>0.76496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.45264" calcext:value-type="float">
            <text:p>0.45264</text:p>
          </table:table-cell>
          <table:table-cell table:style-name="ce9"/>
        </table:table-row>
        <table:table-row table:style-name="ro1">
          <table:table-cell table:style-name="ce1" table:number-columns-repeated="6"/>
          <table:table-cell table:style-name="ce9"/>
        </table:table-row>
        <table:table-row table:style-name="ro1" table:number-rows-repeated="10481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5T12:28:30.777307222</dc:date>
    <meta:editing-duration>PT24M42S</meta:editing-duration>
    <meta:editing-cycles>6</meta:editing-cycles>
    <meta:generator>LibreOffice/7.4.3.2$Linux_X86_64 LibreOffice_project/8d7af0b9f05ca3f6bf3593323f061d3291e2ce28</meta:generator>
    <meta:document-statistic meta:table-count="1" meta:cell-count="2622" meta:object-count="1"/>
  </office:meta>
</office:document-meta>
</file>